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cb006" officeooo:paragraph-rsid="001cb006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112ec" officeooo:paragraph-rsid="002112ec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43886" officeooo:paragraph-rsid="00243886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cb006" officeooo:paragraph-rsid="001cb006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cb006" officeooo:paragraph-rsid="001d8b2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8b2f" officeooo:paragraph-rsid="001d8b2f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112ec" officeooo:paragraph-rsid="002112ec" style:font-weight-asian="normal" style:font-weight-complex="normal"/>
    </style:style>
    <style:style style:name="P8" style:family="paragraph" style:parent-style-name="Standard">
      <style:text-properties style:text-underline-style="none" officeooo:rsid="00243886" officeooo:paragraph-rsid="00243886"/>
    </style:style>
    <style:style style:name="P9" style:family="paragraph" style:parent-style-name="Standard">
      <style:text-properties style:text-underline-style="none" fo:font-weight="normal" officeooo:rsid="002112ec" officeooo:paragraph-rsid="0024394e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cb006" officeooo:paragraph-rsid="0024394e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8b2f"/>
    </style:style>
    <style:style style:name="T3" style:family="text">
      <style:text-properties officeooo:rsid="00228fe5"/>
    </style:style>
    <style:style style:name="T4" style:family="text">
      <style:text-properties officeooo:rsid="001cb0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7.08.2024</text:p>
      <text:p text:style-name="P1"/>
      <text:p text:style-name="P1">3.09.2024</text:p>
      <text:p text:style-name="P1"/>
      <text:p text:style-name="P4"><text:span text:style-name="T1">Thema: Kraefte</text:span> </text:p>
      <text:p text:style-name="P4"/>
      <text:p text:style-name="P4">1) Wirkung verschiedene Kraefte (Physik fuer Realschulen S.68 Aufgabe 1) [15 mins]</text:p>
      <text:p text:style-name="P4"/>
      <text:p text:style-name="P5">2) Newtonsche Gesetze <text:span text:style-name="T2">+ simulation</text:span></text:p>
      <text:p text:style-name="P5"/>
      <text:p text:style-name="P5"/>
      <text:p text:style-name="P5"><text:s/><text:a xlink:type="simple" xlink:href="https://phet.colorado.edu/sims/html/forces-and-motion-basics/latest/forces-and-motion-basics_all.html?locale=de" text:style-name="Internet_20_link" text:visited-style-name="Visited_20_Internet_20_Link">https://phet.colorado.edu/sims/html/forces-and-motion-basics/latest/forces-and-motion-basics_all.html?locale=de</text:a> </text:p>
      <text:p text:style-name="P6">[20 mins]</text:p>
      <text:p text:style-name="P6"/>
      <text:p text:style-name="P6"/>
      <text:p text:style-name="P6">3) Hooksche Gesetz Versuch [40mins]</text:p>
      <text:p text:style-name="P4"/>
      <text:p text:style-name="P2">10.09.2024</text:p>
      <text:p text:style-name="P2"/>
      <text:p text:style-name="P7">Hooksche Gesetz Diagramm zeichnen [40 mins]</text:p>
      <text:p text:style-name="P7"/>
      <text:p text:style-name="P9">Newtonsche Gesetze <text:span text:style-name="T4"><text:s/></text:span><text:span text:style-name="T2">+ simulation</text:span></text:p>
      <text:p text:style-name="P10"/>
      <text:p text:style-name="P10"/>
      <text:p text:style-name="P9"><text:span text:style-name="T4"><text:s/></text:span><text:a xlink:type="simple" xlink:href="https://phet.colorado.edu/sims/html/forces-and-motion-basics/latest/forces-and-motion-basics_all.html?locale=de" text:style-name="Internet_20_link" text:visited-style-name="Visited_20_Internet_20_Link"><text:span text:style-name="T4">https://phet.colorado.edu/sims/html/forces-and-motion-basics/latest/forces-and-motion-basics_all.html?locale=de</text:span></text:a><text:span text:style-name="T4"> </text:span><text:s/>[30mins]</text:p>
      <text:p text:style-name="P7"/>
      <text:p text:style-name="P7">Welche Newtonsche Gesetze sind beim Versuch eingewirkt? <text:span text:style-name="T3">In welche Situationen kommen die Gesetze in Spiel?</text:span> [10mins]</text:p>
      <text:p text:style-name="P7"/>
      <text:p text:style-name="P3">17.09.2024</text:p>
      <text:p text:style-name="P3"/>
      <text:p text:style-name="P8">Dichtheit </text:p>
      <text:p text:style-name="P8"/>
      <text:p text:style-name="P8">Erstelle eine Tabelle von physikalischen Quantitaten [20mins] </text:p>
      <text:p text:style-name="P8"/>
      <text:p text:style-name="P8">Dichte messen [30mins]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2T14:35:37.086469538</meta:creation-date>
    <dc:date>2024-09-10T10:19:32.427537117</dc:date>
    <meta:editing-duration>PT13M2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70" meta:character-count="733" meta:non-whitespace-character-count="672"/>
  </office:meta>
</office:document-meta>
</file>